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background-color="#424041" style:text-align-source="fix" style:repeat-content="false" fo:border="0.06pt solid #000000" style:vertical-align="middle"/>
      <style:paragraph-properties fo:text-align="center"/>
      <style:text-properties fo:color="#ffffff" style:font-name="Arial"/>
    </style:style>
    <style:style style:name="ce4" style:family="table-cell" style:parent-style-name="Default">
      <style:table-cell-properties fo:background-color="#424041" fo:border="0.06pt solid #000000"/>
      <style:text-properties fo:color="#ffffff" style:font-name="Ari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6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06pt solid #000000"/>
      <style:text-properties style:font-name="Arial"/>
    </style:style>
    <style:style style:name="ce8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in"/>
      <style:text-properties fo:color="#ffffff" style:font-name="Ari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STOCK OPNAME FOR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python://'Reference: ' + o.name" xlink:type="simple">NAME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thon://'Location: ' + o.location_id.display_name" xlink:type="simple">LOCATION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thon://'Date: ' + time.strftime('%d-%B-%Y', time.strptime(o.date, '%Y-%m-%d %H:%M:%S')) or '-'" xlink:type="simple">DATE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2">
            <text:p>No</text:p>
          </table:table-cell>
          <table:table-cell table:style-name="ce3" office:value-type="string" calcext:value-type="string" table:number-columns-spanned="1" table:number-rows-spanned="2">
            <text:p>Kode Produk</text:p>
          </table:table-cell>
          <table:table-cell table:style-name="ce3" office:value-type="string" calcext:value-type="string" table:number-columns-spanned="1" table:number-rows-spanned="2">
            <text:p>Nama Product</text:p>
          </table:table-cell>
          <table:table-cell table:style-name="ce3" office:value-type="string" calcext:value-type="string" table:number-columns-spanned="1" table:number-rows-spanned="2">
            <text:p># Package</text:p>
          </table:table-cell>
          <table:table-cell table:style-name="ce3" office:value-type="string" calcext:value-type="string" table:number-columns-spanned="1" table:number-rows-spanned="2">
            <text:p># Lot</text:p>
          </table:table-cell>
          <table:table-cell table:style-name="ce3" office:value-type="string" calcext:value-type="string" table:number-columns-spanned="1" table:number-rows-spanned="2">
            <text:p>UoM</text:p>
          </table:table-cell>
          <table:table-cell table:style-name="ce3" office:value-type="string" calcext:value-type="string" table:number-columns-spanned="2" table:number-rows-spanned="1">
            <text:p>Qty.</text:p>
          </table:table-cell>
          <table:covered-table-cell table:style-name="ce4"/>
          <table:table-cell table:number-columns-repeated="1016"/>
        </table:table-row>
        <table:table-row table:style-name="ro1">
          <table:covered-table-cell table:number-columns-repeated="6" table:style-name="ce4"/>
          <table:table-cell table:style-name="ce8" office:value-type="string" calcext:value-type="string">
            <text:p>Sistem</text:p>
          </table:table-cell>
          <table:table-cell table:style-name="ce8" office:value-type="string" calcext:value-type="string">
            <text:p>Aktual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for each=&quot;line in range(count(o.line_ids))&quot;" xlink:type="simple">START LOOP LINE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<text:a xlink:href="python://str(line+1) + '.'" xlink:type="simple">NO</text:a></text:p>
          </table:table-cell>
          <table:table-cell table:style-name="ce7" office:value-type="string" calcext:value-type="string">
            <text:p><text:a xlink:href="python://o.line_ids[line].product_id.default_code" xlink:type="simple">KODE PRODUK</text:a></text:p>
          </table:table-cell>
          <table:table-cell table:style-name="ce7" office:value-type="string" calcext:value-type="string">
            <text:p><text:a xlink:href="python://o.line_ids[line].product_id.name" xlink:type="simple">PRODUCT</text:a></text:p>
          </table:table-cell>
          <table:table-cell table:style-name="ce7" office:value-type="string" calcext:value-type="string">
            <text:p><text:a xlink:href="python://o.line_ids[line].package_id and o.line_ids[line].package_id.name or '-'" xlink:type="simple">PACKAGE</text:a></text:p>
          </table:table-cell>
          <table:table-cell table:style-name="ce7" office:value-type="string" calcext:value-type="string">
            <text:p><text:a xlink:href="python://o.line_ids[line].prod_lot_id and o.line_ids[line].prod_lot_id.name or '-'" xlink:type="simple"># LOT</text:a></text:p>
          </table:table-cell>
          <table:table-cell table:style-name="ce7" office:value-type="string" calcext:value-type="string">
            <text:p><text:a xlink:href="python://o.line_ids[line].product_uom_id.name" xlink:type="simple">UoM</text:a></text:p>
          </table:table-cell>
          <table:table-cell table:style-name="ce9" office:value-type="string" calcext:value-type="string">
            <text:p><text:a xlink:href="python://formatLang(o.line_ids[line].theoretical_qty)" xlink:type="simple">SYSTEM QTY</text:a>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a xlink:href="python:///for" xlink:type="simple">END LOOP LINE</text:a>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1-10T08:55:11.623954092</meta:creation-date>
    <dc:date>2016-11-10T09:28:36.750358917</dc:date>
    <dc:creator>Andhitia Rama</dc:creator>
    <meta:editing-duration>PT31M</meta:editing-duration>
    <meta:editing-cycles>12</meta:editing-cycles>
    <meta:generator>LibreOffice/4.2.8.2$Linux_x86 LibreOffice_project/420m0$Build-2</meta:generator>
    <meta:document-statistic meta:table-count="1" meta:cell-count="22" meta:object-count="0"/>
  </office:meta>
</office:document-meta>
</file>